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Mason Hopkins</text:p>
      <text:p text:style-name="Preformatted_20_Text">mh33346</text:p>
      <text:p text:style-name="Preformatted_20_Text"/>
      <text:p text:style-name="Preformatted_20_Text">S361 Questions: Week 1</text:p>
      <text:p text:style-name="Preformatted_20_Text"/>
      <text:p text:style-name="Preformatted_20_Text">Lecture 1</text:p>
      <text:p text:style-name="Preformatted_20_Text"/>
      <text:p text:style-name="Preformatted_20_Text">1. What uses of the term “security” are relevant to your every</text:p>
      <text:p text:style-name="Preformatted_20_Text">day life?</text:p>
      <text:p text:style-name="Preformatted_20_Text"><text:tab/>&gt;Personal security, information security.</text:p>
      <text:p text:style-name="Preformatted_20_Text"/>
      <text:p text:style-name="Preformatted_20_Text">2. What do these have in common?</text:p>
      <text:p text:style-name="Preformatted_20_Text"><text:tab/>&gt;Protection of assets against threats.</text:p>
      <text:p text:style-name="Preformatted_20_Text"/>
      <text:p text:style-name="Preformatted_20_Text">3. Have you been a victim of lax security?</text:p>
      <text:p text:style-name="Preformatted_20_Text"><text:tab/>&gt;I once had a membership to Al Jazeera charged to my card.</text:p>
      <text:p text:style-name="Preformatted_20_Text"/>
      <text:p text:style-name="Preformatted_20_Text">4. What is the likelihood that your laptop is infected? How did you decide?</text:p>
      <text:p text:style-name="Preformatted_20_Text"><text:tab/>&gt;Fairly likely as I've had mine for over five years, in which my earlier years were</text:p>
      <text:p text:style-name="Preformatted_20_Text"><text:tab/>not as concerned with the security of my devices.</text:p>
      <text:p text:style-name="Preformatted_20_Text"/>
      <text:p text:style-name="Preformatted_20_Text">5. What security measures do you employ on your laptop?</text:p>
      <text:p text:style-name="Preformatted_20_Text"><text:tab/>&gt;Clean it about every month or two and scan for malware.</text:p>
      <text:p text:style-name="Preformatted_20_Text"/>
      <text:p text:style-name="Preformatted_20_Text">6. Do you think they are probably effective?</text:p>
      <text:p text:style-name="Preformatted_20_Text"><text:tab/>&gt;For a minimum effectiveness, yes.</text:p>
      <text:p text:style-name="Preformatted_20_Text"/>
      <text:p text:style-name="Preformatted_20_Text">7. Consider the quote from the FBI official on slide 10. Do you t</text:p>
      <text:p text:style-name="Preformatted_20_Text">hink it over-states the case? Justify your answer.</text:p>
      <text:p text:style-name="Preformatted_20_Text"><text:tab/>&gt;I do believe that the ability to access "virtually any computer</text:p>
      <text:p text:style-name="Preformatted_20_Text"><text:tab/>system" is something that can lead to some devastating effects,</text:p>
      <text:p text:style-name="Preformatted_20_Text"><text:tab/>but I do not think that it challenges "our country's very existence."</text:p>
      <text:p text:style-name="Preformatted_20_Text"/>
      <text:p text:style-name="Preformatted_20_Text">8. What is the importance in learning about computer security?</text:p>
      <text:p text:style-name="Preformatted_20_Text"><text:tab/>&gt;Learn to better protect yourself and your assets, or those of</text:p>
      <text:p text:style-name="Preformatted_20_Text"><text:tab/>your workplace, home, those you communicate with etc, and to</text:p>
      <text:p text:style-name="Preformatted_20_Text"><text:tab/>generally improve the security of cyberspace.</text:p>
      <text:p text:style-name="Preformatted_20_Text"/>
      <text:p text:style-name="Preformatted_20_Text">Lecture 2</text:p>
      <text:p text:style-name="Preformatted_20_Text"/>
      <text:p text:style-name="Preformatted_20_Text">1. Consider the five reasons given why security is hard. Can yo</text:p>
      <text:p text:style-name="Preformatted_20_Text">u think of other factors?</text:p>
      <text:p text:style-name="Preformatted_20_Text"><text:tab/>&gt;More and more people growing up in this age are more capable</text:p>
      <text:p text:style-name="Preformatted_20_Text"><text:tab/>of understanding technology, and its exploits, than those in</text:p>
      <text:p text:style-name="Preformatted_20_Text"><text:tab/>previous generations.</text:p>
      <text:p text:style-name="Preformatted_20_Text"/>
      <text:p text:style-name="Preformatted_20_Text">2. Is there a systematic way to enumerate the “bad things” that might happen to a program? </text:p>
      <text:p text:style-name="Preformatted_20_Text">Why or why not?</text:p>
      <text:p text:style-name="Preformatted_20_Text"><text:tab/>&gt;Not really, as a number of attacks come from ways that weren't</text:p>
      <text:p text:style-name="Preformatted_20_Text"><text:tab/>seen by the engineer. There are some we can know of before hand</text:p>
      <text:p text:style-name="Preformatted_20_Text"><text:tab/>to try and prevent but most effective attacks are those that are</text:p>
      <text:p text:style-name="Preformatted_20_Text"><text:tab/>not thought of by the ones that can prevent it.</text:p>
      <text:p text:style-name="Preformatted_20_Text"/>
      <text:p text:style-name="Preformatted_20_Text">3. Explain the asymmetry between the defender and attacker i</text:p>
      <text:p text:style-name="Preformatted_20_Text">n security.</text:p>
      <text:p text:style-name="Preformatted_20_Text"><text:tab/>&gt;The defender has to think of every possible way their system</text:p>
      <text:p text:style-name="Preformatted_20_Text"><text:tab/>can be attacked and try to prevent it, while the attacker just</text:p>
      <text:p text:style-name="Preformatted_20_Text"><text:tab/>needs one vulnerability.</text:p>
      <text:p text:style-name="Preformatted_20_Text"><text:soft-page-break/></text:p>
      <text:p text:style-name="Preformatted_20_Text">4. Examine the quotes from Morris and Chang. Do you agree? Why</text:p>
      <text:p text:style-name="Preformatted_20_Text">or why not?</text:p>
      <text:p text:style-name="Preformatted_20_Text"><text:tab/>&gt;I agree for the most part because there is really no such thing</text:p>
      <text:p text:style-name="Preformatted_20_Text"><text:tab/>as a perfectly secure system besides just not using the system at all.</text:p>
      <text:p text:style-name="Preformatted_20_Text"/>
      <text:p text:style-name="Preformatted_20_Text">5. Explain the statement on slide 8 that a trade-off is typically required.</text:p>
      <text:p text:style-name="Preformatted_20_Text"><text:tab/>&gt;There may be some useful functions that may add to ease of use but may,</text:p>
      <text:p text:style-name="Preformatted_20_Text"><text:tab/>for example, use information or function in a way that leads to a </text:p>
      <text:p text:style-name="Preformatted_20_Text"><text:tab/>vulnerability in the system.</text:p>
      <text:p text:style-name="Preformatted_20_Text"/>
      <text:p text:style-name="Preformatted_20_Text">Lecture 3</text:p>
      <text:p text:style-name="Preformatted_20_Text"/>
      <text:p text:style-name="Preformatted_20_Text">1. Define “risk”?</text:p>
      <text:p text:style-name="Preformatted_20_Text"><text:tab/>&gt;The chance of a vulnerability being exploited and its possible damage</text:p>
      <text:p text:style-name="Preformatted_20_Text"><text:tab/>to the system.</text:p>
      <text:p text:style-name="Preformatted_20_Text"/>
      <text:p text:style-name="Preformatted_20_Text">2. Do you agree that software security is about managing risk?</text:p>
      <text:p text:style-name="Preformatted_20_Text"><text:tab/>&gt;Yes, since there isn't such thing about a perfectly secure system you</text:p>
      <text:p text:style-name="Preformatted_20_Text"><text:tab/>must figure out which risks you have to take and prioritize the securities</text:p>
      <text:p text:style-name="Preformatted_20_Text"><text:tab/>and information.</text:p>
      <text:p text:style-name="Preformatted_20_Text"/>
      <text:p text:style-name="Preformatted_20_Text">3. Name and explain a risk you accept, one you avoid, one you mitigate, and one you transfer?</text:p>
      <text:p text:style-name="Preformatted_20_Text"><text:tab/>&gt;ACCEPT: Sometimes car insurance is more expensive than the accident</text:p>
      <text:p text:style-name="Preformatted_20_Text"><text:tab/>it might cover.</text:p>
      <text:p text:style-name="Preformatted_20_Text"><text:tab/>&gt;AVOID: Do not connect computer to Internet if it's not needed for job.</text:p>
      <text:p text:style-name="Preformatted_20_Text"><text:tab/>&gt;MITIGATE: Taking a down payment for a job; if client cancels you still</text:p>
      <text:p text:style-name="Preformatted_20_Text"><text:tab/>aren't at a full loss.</text:p>
      <text:p text:style-name="Preformatted_20_Text"><text:tab/>&gt;Transfer: Flood insurance.</text:p>
      <text:p text:style-name="Preformatted_20_Text"/>
      <text:p text:style-name="Preformatted_20_Text">4. Evaluate annualized loss expectancy as a risk management tool.</text:p>
      <text:p text:style-name="Preformatted_20_Text"><text:tab/>&gt;It visualizes the various amounts of possible loss in different areas</text:p>
      <text:p text:style-name="Preformatted_20_Text"><text:tab/>to allow you to assess and priorities vulnerabilities and areas to better </text:p>
      <text:p text:style-name="Preformatted_20_Text"><text:tab/>allocate limited resources.</text:p>
      <text:p text:style-name="Preformatted_20_Text"/>
      <text:p text:style-name="Preformatted_20_Text">5. List some factors relevant to rational risk assessment.</text:p>
      <text:p text:style-name="Preformatted_20_Text"><text:tab/>&gt;Economic factors such as budget and resources, also based on the</text:p>
      <text:p text:style-name="Preformatted_20_Text"><text:tab/>importance and confidentiality of the information being protected.</text:p>
      <text:p text:style-name="Preformatted_20_Text"/>
      <text:p text:style-name="Preformatted_20_Text">Lecture 4</text:p>
      <text:p text:style-name="Preformatted_20_Text"/>
      <text:p text:style-name="Preformatted_20_Text">1. Explain the key distinction between the lists on slides 2 and 3.</text:p>
      <text:p text:style-name="Preformatted_20_Text"><text:tab/>&gt;SLIDE 2:</text:p>
      <text:p text:style-name="Preformatted_20_Text"><text:tab/><text:tab/>-Confidentiality is who as able to read information.</text:p>
      <text:p text:style-name="Preformatted_20_Text"><text:tab/><text:tab/>-Integrity is who is able to create or manage information.</text:p>
      <text:p text:style-name="Preformatted_20_Text"><text:tab/><text:tab/>-Availability is when the resources are available when needed.</text:p>
      <text:p text:style-name="Preformatted_20_Text"><text:tab/><text:tab/>-Authentication is you are who you say you are.</text:p>
      <text:p text:style-name="Preformatted_20_Text"><text:tab/><text:tab/>-Non-repudiation is the proof and assurance of data.</text:p>
      <text:p text:style-name="Preformatted_20_Text"/>
      <text:p text:style-name="Preformatted_20_Text">2. Consider your use of computing in your personal life. Which is most important: </text:p>
      <text:p text:style-name="Preformatted_20_Text">confidentiality, integrity, availability? Justify your answer.</text:p>
      <text:p text:style-name="Preformatted_20_Text"><text:tab/>&gt;For me, confidentiality is key because I have a lot of personal</text:p>
      <text:p text:style-name="Preformatted_20_Text"><text:tab/>information and projects on my computers that I would like to </text:p>
      <text:p text:style-name="Preformatted_20_Text"><text:tab/>trust is safe and only available to those I allow.</text:p>
      <text:p text:style-name="Preformatted_20_Text"/>
      <text:p text:style-name="Preformatted_20_Text">3. What does it mean “to group and categorize data”?</text:p>
      <text:p text:style-name="Preformatted_20_Text"><text:tab/>&gt;Categorize data in terms of access and security to certain users;</text:p>
      <text:p text:style-name="Preformatted_20_Text"><text:tab/>setting up a system that protects information from those that do</text:p>
      <text:p text:style-name="Preformatted_20_Text"><text:soft-page-break/><text:tab/>not "need to know".</text:p>
      <text:p text:style-name="Preformatted_20_Text"/>
      <text:p text:style-name="Preformatted_20_Text">4. Why might authorizations change over time?</text:p>
      <text:p text:style-name="Preformatted_20_Text"><text:tab/>&gt;Subjects may be promoted or demoted according to their "need to know",</text:p>
      <text:p text:style-name="Preformatted_20_Text"><text:tab/>or objects may be deemed less or more important thus changing their</text:p>
      <text:p text:style-name="Preformatted_20_Text"><text:tab/>level of confidentiality.</text:p>
      <text:p text:style-name="Preformatted_20_Text"/>
      <text:p text:style-name="Preformatted_20_Text">5. Some of the availability questions seem to relate more to reliability than to security.</text:p>
      <text:p text:style-name="Preformatted_20_Text"><text:s/>How are the two related?</text:p>
      <text:p text:style-name="Preformatted_20_Text"><text:tab/>&gt;You need your information to be reliable as you need to be able to </text:p>
      <text:p text:style-name="Preformatted_20_Text"><text:tab/>trust the integrity of the information for it to be worth anything.</text:p>
      <text:p text:style-name="Preformatted_20_Text"><text:tab/>Security is the measure needed to protect the integrity of this information.</text:p>
      <text:p text:style-name="Preformatted_20_Text"/>
      <text:p text:style-name="Preformatted_20_Text">6. In what contexts would authentication and non-repudiation be considered important?</text:p>
      <text:p text:style-name="Preformatted_20_Text"><text:tab/>&gt;Contracts or exchanges. You need to authenticate the user to make sure you're</text:p>
      <text:p text:style-name="Preformatted_20_Text"><text:tab/>dealing with who you mean to deal with, and the transaction must be non-</text:p>
      <text:p text:style-name="Preformatted_20_Text"><text:tab/>reputable for it to hold ground.</text:p>
      <text:p text:style-name="Preformatted_20_Text"/>
      <text:p text:style-name="Preformatted_20_Text">Lecture 5</text:p>
      <text:p text:style-name="Preformatted_20_Text"/>
      <text:p text:style-name="Preformatted_20_Text">1. Describe a possible metapolicy for a cell phone network? A</text:p>
      <text:p text:style-name="Preformatted_20_Text">military database?</text:p>
      <text:p text:style-name="Preformatted_20_Text"><text:tab/>&gt;Cell phone network: disallow for tapping of phone, or third party</text:p>
      <text:p text:style-name="Preformatted_20_Text"><text:tab/>use of location.</text:p>
      <text:p text:style-name="Preformatted_20_Text"><text:tab/>&gt;Military Database: Confidential information for the "high-ups" only.</text:p>
      <text:p text:style-name="Preformatted_20_Text"/>
      <text:p text:style-name="Preformatted_20_Text"/>
      <text:p text:style-name="Preformatted_20_Text">2. Why do you need a policy if you have a metapolicy?</text:p>
      <text:p text:style-name="Preformatted_20_Text"><text:tab/>&gt;Policies are the specific individual measures taken to implement the metapolicy.</text:p>
      <text:p text:style-name="Preformatted_20_Text"/>
      <text:p text:style-name="Preformatted_20_Text">3. Give three possible rules within a policy concerning students’</text:p>
      <text:p text:style-name="Preformatted_20_Text"><text:s/>academic records.</text:p>
      <text:p text:style-name="Preformatted_20_Text"><text:s/><text:tab/>&gt;Only a user of a certain status can change information on a student's</text:p>
      <text:p text:style-name="Preformatted_20_Text"><text:s/><text:tab/>record.</text:p>
      <text:p text:style-name="Preformatted_20_Text"><text:s/><text:tab/>&gt;A student only has read access to their record.</text:p>
      <text:p text:style-name="Preformatted_20_Text"><text:s/><text:tab/>&gt;No student may view the record of another student.</text:p>
      <text:p text:style-name="Preformatted_20_Text"/>
      <text:p text:style-name="Preformatted_20_Text">4. Could stakeholders’ interest conflict in a policy? Give an</text:p>
      <text:p text:style-name="Preformatted_20_Text">example.</text:p>
      <text:p text:style-name="Preformatted_20_Text"><text:tab/>&gt;Some stakeholders may be more concerned with availability while others</text:p>
      <text:p text:style-name="Preformatted_20_Text"><text:tab/>are concerned about integrity, of which both may have different security </text:p>
      <text:p text:style-name="Preformatted_20_Text"><text:tab/>policies and procedures needed to implement.</text:p>
      <text:p text:style-name="Preformatted_20_Text"><text:tab/>&gt;Example: Wikipedia - some want all the information available immediately</text:p>
      <text:p text:style-name="Preformatted_20_Text"><text:tab/>when they need it, while others want to make sure that all information's</text:p>
      <text:p text:style-name="Preformatted_20_Text"><text:tab/>integrity is intact which may lead to a pending process of some pages and</text:p>
      <text:p text:style-name="Preformatted_20_Text"><text:tab/>information for verification reasons, etc.</text:p>
      <text:p text:style-name="Preformatted_20_Text"/>
      <text:p text:style-name="Preformatted_20_Text">5. For the example given involving student SSNs, state the likely metapolicy.</text:p>
      <text:p text:style-name="Preformatted_20_Text"><text:tab/>&gt;Protect the student's SSN from being accessed by any party that does</text:p>
      <text:p text:style-name="Preformatted_20_Text"><text:tab/>not need to know it.</text:p>
      <text:p text:style-name="Preformatted_20_Text"/>
      <text:p text:style-name="Preformatted_20_Text">6. Explain the statement: ”If you don’t understand the metapolicy, it becomes </text:p>
      <text:p text:style-name="Preformatted_20_Text">difficult to justify and evaluate the policy.”</text:p>
      <text:p text:style-name="Preformatted_20_Text"><text:tab/>&gt;Without knowing the big picture it becomes unclear why you may be</text:p>
      <text:p text:style-name="Preformatted_20_Text"><text:tab/>implementing the smaller scale policies which may be open for interpretation.</text:p>
      <text:p text:style-name="Preformatted_20_Text"/>
      <text:p text:style-name="Preformatted_20_Text">Lecture 6</text:p>
      <text:p text:style-name="Preformatted_20_Text"/>
      <text:p text:style-name="Preformatted_20_Text"><text:soft-page-break/>1. Why is military security mainly about confidentiality? Are there</text:p>
      <text:p text:style-name="Preformatted_20_Text"><text:s/>also aspects of integrity and availability?</text:p>
      <text:p text:style-name="Preformatted_20_Text"><text:s/><text:tab/>&gt;It is mainly about confidentiality because with such highly classified</text:p>
      <text:p text:style-name="Preformatted_20_Text"><text:s/><text:tab/>information you need to be able to trust those that access it. If someone</text:p>
      <text:p text:style-name="Preformatted_20_Text"><text:s/><text:tab/>untrustworthy were to obtain information there is a large risk that it may</text:p>
      <text:p text:style-name="Preformatted_20_Text"><text:s/><text:tab/>be leaked to a malicious party. There are still aspects of integrity and</text:p>
      <text:p text:style-name="Preformatted_20_Text"><text:s/><text:tab/>availability because they want to insure that the information the military has</text:p>
      <text:p text:style-name="Preformatted_20_Text"><text:s/><text:tab/>is correct and untampered with, as well as available when and where they need it</text:p>
      <text:p text:style-name="Preformatted_20_Text"><text:s/><text:tab/>for their opera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en" style:country-asian="US" style:font-name-complex="Lohit Hind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Liberation Serif1" style:font-size-asian="10pt" style:font-name-complex="Liberation Serif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12T13:53:09</dc:date>
    <dc:creator>Mason Hopkins</dc:creator>
    <meta:document-statistic meta:table-count="0" meta:image-count="0" meta:object-count="0" meta:page-count="4" meta:paragraph-count="144" meta:word-count="1284" meta:character-count="7597" meta:non-whitespace-character-count="6339"/>
    <meta:generator>LibreOffice/3.5$Linux_X86_64 LibreOffice_project/350m1$Build-2</meta:generator>
  </office:meta>
</office:document-meta>
</file>